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5.773cm"/>
    </style:style>
    <style:style style:name="co19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4.329cm"/>
    </style:style>
    <style:style style:name="co15" style:family="table-column">
      <style:table-column-properties fo:break-before="auto" style:column-width="5.528cm"/>
    </style:style>
    <style:style style:name="co16" style:family="table-column">
      <style:table-column-properties fo:break-before="auto" style:column-width="4.65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Text-Edi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(includes adding some mappings and weeding unwanted entries)</text:p>
          </table:table-cell>
          <table:table-cell table:style-name="ce1" office:value-type="string">
            <text:p>% User interventions per Maps</text:p>
          </table:table-cell>
          <table:table-cell table:style-name="ce1" office:value-type="string">
            <text:p>Automated Dictionary Ma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office:value-type="float" office:value="96">
            <text:p>96</text:p>
          </table:table-cell>
          <table:table-cell table:formula="of:=[.C2]/[.B2]*100" office:value-type="float" office:value="58.1818181818182">
            <text:p>58.1818181818</text:p>
          </table:table-cell>
          <table:table-cell table:formula="of:=[.C2]/[.A2]" office:value-type="float" office:value="2.28571428571429">
            <text:p>2.2857142857</text:p>
          </table:table-cell>
          <table:table-cell office:value-type="float" office:value="23">
            <text:p>23</text:p>
          </table:table-cell>
          <table:table-cell table:formula="of:=[.F2]/[.B2]*100" office:value-type="float" office:value="13.9393939393939">
            <text:p>13.939393939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TEXTTOKEN</text:p>
          </table:table-cell>
          <table:table-cell office:value-type="string">
            <text:p>part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prepend</text:p>
          </table:table-cell>
          <table:table-cell table:number-columns-repeated="6"/>
        </table:table-row>
        <table:table-row table:style-name="ro1">
          <table:table-cell office:value-type="string">
            <text:p>END</text:p>
          </table:table-cell>
          <table:table-cell office:value-type="string">
            <text:p>ending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consists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s</text:p>
          </table:table-cell>
          <table:table-cell table:number-columns-repeated="6"/>
        </table:table-row>
        <table:table-row table:style-name="ro1">
          <table:table-cell office:value-type="string">
            <text:p>PRINT</text:p>
          </table:table-cell>
          <table:table-cell office:value-type="string">
            <text:p>find</text:p>
          </table:table-cell>
          <table:table-cell table:number-columns-repeated="6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record</text:p>
          </table:table-cell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INSERT</text:p>
          </table:table-cell>
          <table:table-cell office:value-type="string">
            <text:p>suffix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ASTONE</text:p>
          </table:table-cell>
          <table:table-cell office:value-type="string">
            <text:p>termin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TWEEN</text:p>
          </table:table-cell>
          <table:table-cell office:value-type="string">
            <text:p>inser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par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add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LINESCOPE</text:p>
          </table:table-cell>
          <table:table-cell office:value-type="string">
            <text:p>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EFORE</text:p>
          </table:table-cell>
          <table:table-cell office:value-type="string">
            <text:p>star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FTER</text:p>
          </table:table-cell>
          <table:table-cell office:value-type="string">
            <text:p>com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NTAINS</text:p>
          </table:table-cell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IGITTOKEN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ATIS" table:style-name="ta1">
        <table:table-column table:style-name="co1" table:default-cell-style-name="Default"/>
        <table:table-column table:style-name="co17" table:number-columns-repeated="2" table:default-cell-style-name="Default"/>
        <table:table-column table:style-name="co1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" office:value-type="string">
            <text:p>Terminal Count</text:p>
          </table:table-cell>
          <table:table-cell table:style-name="ce2" office:value-type="string">
            <text:p>Manual Dictionary Maps</text:p>
          </table:table-cell>
          <table:table-cell table:style-name="ce2" office:value-type="string">
            <text:p>Automation Seeds</text:p>
          </table:table-cell>
          <table:table-cell table:style-name="ce2" office:value-type="string">
            <text:p>Seed Map %</text:p>
          </table:table-cell>
          <table:table-cell table:style-name="ce2" office:value-type="string">
            <text:p>Seeds per Terminal</text:p>
          </table:table-cell>
          <table:table-cell table:style-name="ce2" office:value-type="string">
            <text:p>User Interventions</text:p>
          </table:table-cell>
          <table:table-cell table:style-name="ce2" office:value-type="string">
            <text:p>% User interventions per Maps</text:p>
          </table:table-cell>
          <table:table-cell table:style-name="ce2" office:value-type="string">
            <text:p>Automated Dictionary Ma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table:formula="of:=[.C2]/[.B2]*100" office:value-type="float" office:value="85.792349726776">
            <text:p>85.7923497268</text:p>
          </table:table-cell>
          <table:table-cell table:formula="of:=[.C2]/[.A2]" office:value-type="float" office:value="5.23333333333333">
            <text:p>5.2333333333</text:p>
          </table:table-cell>
          <table:table-cell office:value-type="float" office:value="14">
            <text:p>14</text:p>
          </table:table-cell>
          <table:table-cell table:formula="of:=[.F2]/[.B2]*100" office:value-type="float" office:value="7.65027322404372">
            <text:p>7.65027322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need</text:p>
          </table:table-cell>
          <table:table-cell table:number-columns-repeated="6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irfare</text:p>
          </table:table-cell>
          <table:table-cell table:number-columns-repeated="6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rive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i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rival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us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IRLINES</text:p>
          </table:table-cell>
          <table:table-cell office:value-type="string">
            <text:p>ar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ARRIVAL_TIME</text:p>
          </table:table-cell>
          <table:table-cell office:value-type="string">
            <text:p>arrival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in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depar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book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eaving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trip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li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DEPARTURE_TIME</text:p>
          </table:table-cell>
          <table:table-cell office:value-type="string">
            <text:p>flight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rat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ha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wan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mak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nee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a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COL_FARE</text:p>
          </table:table-cell>
          <table:table-cell office:value-type="string">
            <text:p>b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live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b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is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am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EQ_ARRIVES</text:p>
          </table:table-cell>
          <table:table-cell office:value-type="string">
            <text:p>g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need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sound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arrange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ind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have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ast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ive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ork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epartur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an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le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pu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going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does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fare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ip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make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travel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retur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_DEPARTS</text:p>
          </table:table-cell>
          <table:table-cell office:value-type="string">
            <text:p>will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XTRACT_ROW_MAX_T</text:p>
          </table:table-cell>
          <table:table-cell office:value-type="string">
            <text:p>go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n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october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jul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pril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ma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november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august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MONTH</text:p>
          </table:table-cell>
          <table:table-cell office:value-type="string">
            <text:p>september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wa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informatio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PROJECT</text:p>
          </table:table-cell>
          <table:table-cell office:value-type="string">
            <text:p>fl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office:value-type="string">
            <text:p>now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frida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uesda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monda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thursda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WEEKDAY</text:p>
          </table:table-cell>
          <table:table-cell office:value-type="string">
            <text:p>wednesday</text:p>
          </table:table-cell>
          <table:table-cell office:value-type="float" office:value="8">
            <text:p>8</text:p>
          </table:table-cell>
          <table:table-cell table:number-columns-repeated="5"/>
        </table:table-row>
      </table:table>
      <table:table table:name="Automata" table:style-name="ta1"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Terminal Count</text:p>
          </table:table-cell>
          <table:table-cell table:style-name="ce1" office:value-type="string">
            <text:p>Manual Dictionary Maps</text:p>
          </table:table-cell>
          <table:table-cell table:style-name="ce1" office:value-type="string">
            <text:p>Automation Seeds</text:p>
          </table:table-cell>
          <table:table-cell table:style-name="ce1" office:value-type="string">
            <text:p>Seeds Map %</text:p>
          </table:table-cell>
          <table:table-cell table:style-name="ce1" office:value-type="string">
            <text:p>Seeds per Terminal</text:p>
          </table:table-cell>
          <table:table-cell table:style-name="ce1" office:value-type="string">
            <text:p>User Interventions</text:p>
          </table:table-cell>
          <table:table-cell table:style-name="ce1" office:value-type="string">
            <text:p>% User Interventions per Maps</text:p>
          </table:table-cell>
          <table:table-cell table:style-name="ce1" office:value-type="string">
            <text:p>Automated Dictionary Map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table:formula="of:=[.C2]/[.B2]*100" office:value-type="float" office:value="69.4656488549618">
            <text:p>69.465648855</text:p>
          </table:table-cell>
          <table:table-cell table:formula="of:=[.C2]/[.A2]" office:value-type="float" office:value="1.71698113207547">
            <text:p>1.7169811321</text:p>
          </table:table-cell>
          <table:table-cell office:value-type="float" office:value="33">
            <text:p>33</text:p>
          </table:table-cell>
          <table:table-cell table:formula="of:=[.F2]/[.B2]*100" office:value-type="float" office:value="25.1908396946565">
            <text:p>25.190839694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appings Added(User Intervention)</text:p>
          </table:table-cell>
          <table:table-cell table:number-columns-repeated="7"/>
        </table:table-row>
        <table:table-row table:style-name="ro1">
          <table:table-cell office:value-type="string">
            <text:p>COUNT</text:p>
          </table:table-cell>
          <table:table-cell office:value-type="string">
            <text:p>number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ubstrings</text:p>
          </table:table-cell>
          <table:table-cell table:number-columns-repeated="6"/>
        </table:table-row>
        <table:table-row table:style-name="ro1">
          <table:table-cell office:value-type="string">
            <text:p>INTEQUALS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positions</text:p>
          </table:table-cell>
          <table:table-cell table:number-columns-repeated="6"/>
        </table:table-row>
        <table:table-row table:style-name="ro1">
          <table:table-cell office:value-type="string">
            <text:p>EQ</text:p>
          </table:table-cell>
          <table:table-cell office:value-type="string">
            <text:p>same</text:p>
          </table:table-cell>
          <table:table-cell table:number-columns-repeated="6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form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ing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includes</text:p>
          </table:table-cell>
          <table:table-cell table:number-columns-repeated="6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hav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Mappings to weed out(User Intervention)</text:p>
          </table:table-cell>
          <table:table-cell table:number-columns-repeated="7"/>
        </table:table-row>
        <table:table-row table:style-name="ro1">
          <table:table-cell office:value-type="string">
            <text:p>APPEAREDBEFORESTR</text:p>
          </table:table-cell>
          <table:table-cell office:value-type="string">
            <text:p>i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regula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SEVEN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giv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l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NDSWITHP</text:p>
          </table:table-cell>
          <table:table-cell office:value-type="string">
            <text:p>accep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ASTFEWMATCH</text:p>
          </table:table-cell>
          <table:table-cell office:value-type="string">
            <text:p>dra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urmu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regx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NDSTR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LENP</text:p>
          </table:table-cell>
          <table:table-cell office:value-type="string">
            <text:p>se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ATCHFORMAT</text:p>
          </table:table-cell>
          <table:table-cell office:value-type="string">
            <text:p>language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ha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ONTAINSP</text:p>
          </table:table-cell>
          <table:table-cell office:value-type="string">
            <text:p>consisting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accept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YMBOLATP</text:p>
          </table:table-cell>
          <table:table-cell office:value-type="string">
            <text:p>set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ATIS.A12:ATIS.C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03:22:21</meta:creation-date>
    <meta:generator>LibreOffice/3.5$Linux_X86_64 LibreOffice_project/350m1$Build-2</meta:generator>
    <dc:date>2014-02-01T05:33:07</dc:date>
    <meta:editing-duration>PT9H48M41S</meta:editing-duration>
    <meta:editing-cycles>3</meta:editing-cycles>
    <meta:document-statistic meta:table-count="3" meta:cell-count="435" meta:object-count="0"/>
  </office:meta>
</office:document-meta>
</file>